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Linux Libertine O" svg:font-family="'Linux Libertine O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Header" style:master-page-name="">
      <style:paragraph-properties fo:text-align="center" style:justify-single-word="false" style:page-number="auto" fo:break-before="page" fo:padding="0.049cm" fo:border-left="none" fo:border-right="none" fo:border-top="0.51pt solid #666666" fo:border-bottom="0.06pt solid #000000" style:shadow="none" style:join-border="false">
        <style:tab-stops>
          <style:tab-stop style:position="8.419cm" style:type="center"/>
          <style:tab-stop style:position="17.59cm" style:type="right"/>
        </style:tab-stops>
      </style:paragraph-properties>
      <style:text-properties style:font-name="Linux Libertine O" fo:font-size="16pt" style:font-size-asian="16pt" style:font-size-complex="16pt"/>
    </style:style>
    <style:style style:name="P2" style:family="paragraph" style:parent-style-name="Text_20_body" style:master-page-name="">
      <style:paragraph-properties style:page-number="auto"/>
      <style:text-properties officeooo:paragraph-rsid="003bb7d5"/>
    </style:style>
    <style:style style:name="P3" style:family="paragraph" style:parent-style-name="Footer">
      <style:paragraph-properties fo:margin-left="0.134cm" fo:margin-right="0cm" fo:text-indent="0cm" style:auto-text-indent="false">
        <style:tab-stops>
          <style:tab-stop style:position="8.472cm" style:type="center"/>
          <style:tab-stop style:position="16.596cm" style:type="right"/>
        </style:tab-stops>
      </style:paragraph-properties>
      <style:text-properties style:font-name="Linux Libertine O" fo:font-size="14pt" style:font-size-asian="15.25pt" style:font-size-complex="15.25pt"/>
    </style:style>
    <style:style style:name="P4" style:family="paragraph" style:parent-style-name="Preformatted_20_Text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officeooo:paragraph-rsid="00442bbb"/>
    </style:style>
    <style:style style:name="P5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</style:style>
    <style:style style:name="P6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indent="0cm" style:auto-text-indent="false" fo:background-color="transparent">
        <style:tab-stops>
          <style:tab-stop style:position="0.967cm"/>
        </style:tab-stops>
      </style:paragraph-properties>
    </style:style>
    <style:style style:name="P7" style:family="paragraph" style:parent-style-name="Text_20_body">
      <style:text-properties officeooo:paragraph-rsid="00413546"/>
    </style:style>
    <style:style style:name="P8" style:family="paragraph" style:parent-style-name="Text_20_body">
      <style:text-properties officeooo:paragraph-rsid="00442bbb"/>
    </style:style>
    <style:style style:name="P9" style:family="paragraph" style:parent-style-name="Text_20_body">
      <style:text-properties officeooo:paragraph-rsid="00466e56"/>
    </style:style>
    <style:style style:name="P10" style:family="paragraph" style:parent-style-name="Heading" style:master-page-name="TitlePage">
      <style:paragraph-properties fo:text-align="center" style:justify-single-word="false" style:page-number="auto" fo:break-before="page"/>
      <style:text-properties fo:font-size="15pt" fo:font-weight="bold" officeooo:rsid="00363503" officeooo:paragraph-rsid="00363503" style:font-size-asian="15pt" style:font-weight-asian="bold" style:font-size-complex="15pt" style:font-weight-complex="bold"/>
    </style:style>
    <style:style style:name="P11" style:family="paragraph" style:parent-style-name="Heading" style:master-page-name="TitlePage">
      <style:paragraph-properties fo:text-align="center" style:justify-single-word="false" style:page-number="auto" fo:break-before="page"/>
      <style:text-properties fo:font-size="15pt" fo:font-weight="bold" officeooo:paragraph-rsid="001dcee6" style:font-size-asian="15pt" style:font-weight-asian="bold" style:font-size-complex="15pt" style:font-weight-complex="bold"/>
    </style:style>
    <style:style style:name="P12" style:family="paragraph" style:parent-style-name="Heading_20_1" style:master-page-name="TitlePage">
      <style:paragraph-properties style:page-number="auto"/>
    </style:style>
    <style:style style:name="P13" style:family="paragraph" style:parent-style-name="Heading_20_2">
      <style:paragraph-properties fo:text-align="start" style:justify-single-word="false"/>
      <style:text-properties officeooo:paragraph-rsid="00442bbb"/>
    </style:style>
    <style:style style:name="P14" style:family="paragraph" style:parent-style-name="Heading_20_2">
      <style:text-properties officeooo:paragraph-rsid="00442bbb"/>
    </style:style>
    <style:style style:name="P15" style:family="paragraph" style:parent-style-name="Text_20_body">
      <style:text-properties officeooo:paragraph-rsid="0047b8b6"/>
    </style:style>
    <style:style style:name="P16" style:family="paragraph" style:parent-style-name="Text_20_body">
      <style:text-properties officeooo:paragraph-rsid="0042adf8"/>
    </style:style>
    <style:style style:name="P17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  <style:text-properties officeooo:paragraph-rsid="0047b8b6"/>
    </style:style>
    <style:style style:name="P18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text-indent="0cm" style:auto-text-indent="false" fo:background-color="transparent">
        <style:tab-stops>
          <style:tab-stop style:position="0.967cm"/>
        </style:tab-stops>
      </style:paragraph-properties>
      <style:text-properties officeooo:paragraph-rsid="0047b8b6"/>
    </style:style>
    <style:style style:name="T1" style:family="text">
      <style:text-properties fo:color="#0000cc" style:font-name="Liberation Sans" fo:font-size="12pt" style:font-size-asian="12pt" style:font-size-complex="12pt"/>
    </style:style>
    <style:style style:name="T2" style:family="text">
      <style:text-properties fo:color="#0000cc" style:font-name="Liberation Sans" fo:font-size="12pt" officeooo:rsid="003bb7d5" style:font-size-asian="12pt" style:font-size-complex="12pt"/>
    </style:style>
    <style:style style:name="T3" style:family="text">
      <style:text-properties fo:color="#0000cc" style:font-name="Liberation Sans" fo:font-size="12pt" officeooo:rsid="00417fb1" style:font-size-asian="12pt" style:font-size-complex="12pt"/>
    </style:style>
    <style:style style:name="T4" style:family="text">
      <style:text-properties fo:color="#0000cc" style:font-name="Liberation Sans" fo:font-size="12pt" officeooo:rsid="00442bbb" style:font-size-asian="12pt" style:font-size-complex="12pt"/>
    </style:style>
    <style:style style:name="T5" style:family="text">
      <style:text-properties fo:color="#0000cc" style:font-name="Liberation Sans" fo:font-size="12pt" officeooo:rsid="004996d7" style:font-size-asian="12pt" style:font-size-complex="12pt"/>
    </style:style>
    <style:style style:name="T6" style:family="text">
      <style:text-properties fo:color="#0000cc" style:font-name="Liberation Mono" fo:font-size="11pt" style:font-size-asian="11pt" style:font-size-complex="11pt"/>
    </style:style>
    <style:style style:name="T7" style:family="text">
      <style:text-properties style:font-name="Liberation Sans" officeooo:rsid="00363503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style:font-name="Liberation Sans" fo:font-size="12pt" officeooo:rsid="0036dfab" style:font-size-asian="12pt" style:font-size-complex="12pt"/>
    </style:style>
    <style:style style:name="T10" style:family="text">
      <style:text-properties style:font-name="Liberation Sans" fo:font-size="12pt" officeooo:rsid="0036ec4b" style:font-size-asian="12pt" style:font-size-complex="12pt"/>
    </style:style>
    <style:style style:name="T11" style:family="text">
      <style:text-properties style:font-name="Liberation Sans" fo:font-size="12pt" officeooo:rsid="00363503" style:font-size-asian="12pt" style:font-size-complex="12pt"/>
    </style:style>
    <style:style style:name="T12" style:family="text">
      <style:text-properties style:font-name="Liberation Sans" fo:font-size="12pt" officeooo:rsid="003685b0" style:font-size-asian="12pt" style:font-size-complex="12pt"/>
    </style:style>
    <style:style style:name="T13" style:family="text">
      <style:text-properties style:font-name="Liberation Sans" fo:font-size="12pt" officeooo:rsid="0038a5ae" style:font-size-asian="12pt" style:font-size-complex="12pt"/>
    </style:style>
    <style:style style:name="T14" style:family="text">
      <style:text-properties style:font-name="Liberation Sans" fo:font-size="12pt" officeooo:rsid="00413546" style:font-size-asian="12pt" style:font-size-complex="12pt"/>
    </style:style>
    <style:style style:name="T15" style:family="text">
      <style:text-properties style:font-name="Liberation Sans" fo:font-size="12pt" officeooo:rsid="0042adf8" style:font-size-asian="12pt" style:font-size-complex="12pt"/>
    </style:style>
    <style:style style:name="T16" style:family="text">
      <style:text-properties style:font-name="Liberation Sans" fo:font-size="12pt" officeooo:rsid="00442bbb" style:font-size-asian="12pt" style:font-size-complex="12pt"/>
    </style:style>
    <style:style style:name="T17" style:family="text">
      <style:text-properties style:font-name="Liberation Sans" fo:font-size="12pt" officeooo:rsid="00466e56" style:font-size-asian="12pt" style:font-size-complex="12pt"/>
    </style:style>
    <style:style style:name="T18" style:family="text">
      <style:text-properties style:font-name="Liberation Sans" fo:font-size="12pt" officeooo:rsid="0047b8b6" style:font-size-asian="12pt" style:font-size-complex="12pt"/>
    </style:style>
    <style:style style:name="T19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font-name="Liberation Sans" fo:font-size="12pt" fo:font-style="italic" officeooo:rsid="0036ec4b" style:font-size-asian="12pt" style:font-style-asian="italic" style:font-size-complex="12pt" style:font-style-complex="italic"/>
    </style:style>
    <style:style style:name="T21" style:family="text">
      <style:text-properties style:font-name="Liberation Sans" officeooo:rsid="0036ec4b"/>
    </style:style>
    <style:style style:name="T22" style:family="text">
      <style:text-properties style:font-name="Liberation Sans" officeooo:rsid="0038698b"/>
    </style:style>
    <style:style style:name="T23" style:family="text">
      <style:text-properties style:font-name="Liberation Sans" fo:font-style="italic" officeooo:rsid="0038698b" style:font-style-asian="italic" style:font-style-complex="italic"/>
    </style:style>
    <style:style style:name="T24" style:family="text">
      <style:text-properties style:font-name="Liberation Sans" fo:font-size="14pt" style:font-size-asian="14pt" style:font-size-complex="14pt"/>
    </style:style>
    <style:style style:name="T25" style:family="text">
      <style:text-properties style:font-name="Liberation Sans" fo:font-size="14pt" fo:font-style="normal" fo:font-weight="bold" officeooo:rsid="00363503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style:font-name="Liberation Sans" officeooo:rsid="00442bbb"/>
    </style:style>
    <style:style style:name="T27" style:family="text">
      <style:text-properties style:font-name="Liberation Sans" fo:font-size="10pt" officeooo:rsid="0047b8b6" style:font-size-asian="10pt" style:font-size-complex="10pt"/>
    </style:style>
    <style:style style:name="T28" style:family="text">
      <style:text-properties officeooo:rsid="00363503"/>
    </style:style>
    <style:style style:name="T29" style:family="text">
      <style:text-properties style:font-name="Liberation Mono" fo:font-style="italic" officeooo:rsid="0036ec4b" style:font-style-asian="italic" style:font-style-complex="italic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size="14pt" fo:font-style="normal" fo:font-weight="bold" officeooo:rsid="00442bbb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officeooo:rsid="0047b8b6"/>
    </style:style>
    <style:style style:name="T34" style:family="text">
      <style:text-properties fo:font-size="10pt" officeooo:rsid="0047b8b6" style:font-size-asian="10pt" style:font-size-complex="10pt"/>
    </style:style>
    <style:style style:name="T35" style:family="text">
      <style:text-properties style:font-name="Liberation Sans"/>
    </style:style>
    <style:style style:name="T36" style:family="text">
      <style:text-properties style:font-name="Liberation Sans" fo:font-size="12pt" style:font-size-asian="12pt" style:font-size-complex="12pt"/>
    </style:style>
    <style:style style:name="T37" style:family="text">
      <style:text-properties style:font-name="Liberation Sans" fo:font-size="12pt" officeooo:rsid="0047b8b6" style:font-size-asian="12pt" style:font-size-complex="12pt"/>
    </style:style>
    <style:style style:name="T38" style:family="text">
      <style:text-properties style:font-name="Liberation Sans" fo:font-size="12pt" officeooo:rsid="004b1dc0" style:font-size-asian="12pt" style:font-size-complex="12pt"/>
    </style:style>
    <style:style style:name="T39" style:family="text">
      <style:text-properties style:font-name="Liberation Sans" fo:font-size="12pt" fo:font-style="italic" officeooo:rsid="0047b8b6" style:font-size-asian="12pt" style:font-style-asian="italic" style:font-size-complex="12pt" style:font-style-complex="italic"/>
    </style:style>
    <style:style style:name="T40" style:family="text">
      <style:text-properties style:font-name="Liberation Sans" fo:font-size="12pt" fo:font-style="normal" officeooo:rsid="0047b8b6" style:font-size-asian="12pt" style:font-style-asian="normal" style:font-size-complex="12pt" style:font-style-complex="normal"/>
    </style:style>
    <style:style style:name="T41" style:family="text">
      <style:text-properties style:font-name="Liberation Sans" fo:font-size="12pt" officeooo:rsid="0047b8b6" style:font-name-asian="Nimbus Mono L" style:font-size-asian="12pt" style:font-name-complex="Liberation Mono" style:font-size-complex="12pt"/>
    </style:style>
    <style:style style:name="T42" style:family="text">
      <style:text-properties style:font-name="Liberation Sans" fo:font-size="10pt" officeooo:rsid="0047b8b6" style:font-size-asian="10pt" style:font-size-complex="10pt"/>
    </style:style>
    <style:style style:name="T43" style:family="text">
      <style:text-properties style:font-name="Liberation Sans" officeooo:rsid="0047b8b6"/>
    </style:style>
    <style:style style:name="T44" style:family="text">
      <style:text-properties style:font-name="Liberation Mono" fo:font-size="11pt" style:font-size-asian="11pt" style:font-size-complex="11pt"/>
    </style:style>
    <style:style style:name="T45" style:family="text">
      <style:text-properties fo:font-size="12pt" officeooo:rsid="0047b8b6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Source_20_Text"><text:span text:style-name="T35">Preliminaries</text:span></text:span></text:h>
      <text:p text:style-name="P16"><text:span text:style-name="Source_20_Text"><text:span text:style-name="T15">To run PyPar3 as Gtk-Application you need a class Application like this in pypar3.py. This class </text:span></text:span><text:span text:style-name="Source_20_Text"><text:span text:style-name="T18">defines</text:span></text:span><text:span text:style-name="Source_20_Text"><text:span text:style-name="T15"> textdomain, bindings and locales and controls startup:</text:span></text:span></text:p>
      <text:p text:style-name="Standard"><text:span text:style-name="Source_20_Text"><text:span text:style-name="T6">def do_startup(self):</text:span></text:span></text:p>
      <text:p text:style-name="Standard"><text:span text:style-name="Source_20_Text"><text:span text:style-name="T6"><text:tab/>Gtk.Application.do_startup(self)</text:span></text:span></text:p>
      <text:p text:style-name="Standard"><text:span text:style-name="Source_20_Text"><text:span text:style-name="T6"><text:tab/>#gettext.textdomain doesn't work with the GTK3 glade files</text:span></text:span></text:p>
      <text:p text:style-name="Standard"><text:span text:style-name="Source_20_Text"><text:span text:style-name="T6"><text:tab/>locale.bindtextdomain(consts.appNameShort, consts.dirLoc)</text:span></text:span></text:p>
      <text:p text:style-name="Standard"><text:span text:style-name="Source_20_Text"><text:span text:style-name="T6"><text:tab/>locale.textdomain(consts.appNameShort)</text:span></text:span></text:p>
      <text:p text:style-name="Standard"><text:span text:style-name="Source_20_Text"><text:span text:style-name="T6"><text:tab/>#gettext.textdomain(consts.appNameShort)</text:span></text:span></text:p>
      <text:p text:style-name="Standard"><text:span text:style-name="Source_20_Text"><text:span text:style-name="T6"><text:tab/>#gettext.bindtextdomain(consts.appNameShort, consts.dirLoc)</text:span></text:span></text:p>
      <text:p text:style-name="Standard"><text:span text:style-name="Source_20_Text"><text:span text:style-name="T44"/></text:span></text:p>
      <text:p text:style-name="P15"><text:span text:style-name="Source_20_Text"><text:span text:style-name="T18">In module consts.py all parameters are defined.</text:span></text:span></text:p>
      <text:p text:style-name="P15"><text:span text:style-name="Source_20_Text"><text:span text:style-name="T18"/></text:span></text:p>
      <text:p text:style-name="Text_20_body"><text:span text:style-name="Source_20_Text"><text:span text:style-name="T8">In all python </text:span></text:span><text:span text:style-name="Source_20_Text"><text:span text:style-name="T18">modul</text:span></text:span><text:span text:style-name="Source_20_Text"><text:span text:style-name="T8">es with translatable </text:span></text:span><text:span text:style-name="Source_20_Text"><text:span text:style-name="T41">strings</text:span></text:span><text:span text:style-name="Source_20_Text"><text:span text:style-name="T8"> </text:span></text:span><text:span text:style-name="Source_20_Text"><text:span text:style-name="T18">we</text:span></text:span><text:span text:style-name="Source_20_Text"><text:span text:style-name="T8"> must include gettext:</text:span></text:span></text:p>
      <text:p text:style-name="P5"><text:span text:style-name="Source_20_Text"><text:span text:style-name="T1">from gettext import gettext as _</text:span></text:span></text:p>
      <text:p text:style-name="Text_20_body"><text:span text:style-name="Source_20_Text"><text:span text:style-name="T8">The text for translation must be wrapped as</text:span></text:span></text:p>
      <text:p text:style-name="P5"><text:span text:style-name="Source_20_Text"><text:span text:style-name="T1">text = _('string to translate')</text:span></text:span></text:p>
      <text:p text:style-name="Text_20_body"><text:span text:style-name="Source_20_Text"><text:span text:style-name="T8">The following description presumes that the project has at least 3 directories at same level:</text:span></text:span></text:p>
      <text:p text:style-name="P5"><text:span text:style-name="Source_20_Text"><text:span text:style-name="T8">locale/de_DE/LC_MESSAGES/myapp.mo</text:span></text:span></text:p>
      <text:p text:style-name="P6"><text:span text:style-name="Source_20_Text"><text:span text:style-name="T8">po</text:span></text:span></text:p>
      <text:p text:style-name="P6"><text:span text:style-name="Source_20_Text"><text:span text:style-name="T8">src</text:span></text:span></text:p>
      <text:p text:style-name="P6"><text:span text:style-name="Source_20_Text"><text:span text:style-name="T8">res</text:span></text:span></text:p>
      <text:p text:style-name="Text_20_body"><text:span text:style-name="Source_20_Text"><text:span text:style-name="T8">src contains the python source files</text:span></text:span></text:p>
      <text:p text:style-name="Text_20_body"><text:span text:style-name="Source_20_Text"><text:span text:style-name="T8">res contains the glade graphical interfaces</text:span></text:span></text:p>
      <text:p text:style-name="Text_20_body"><text:span text:style-name="Source_20_Text"><text:span text:style-name="T8">po will receive the pypar3.pot file including the extracted strings</text:span></text:span></text:p>
      <text:p text:style-name="Text_20_body"><text:span text:style-name="Source_20_Text"><text:span text:style-name="T8">locale will recive the translations</text:span></text:span></text:p>
      <text:p text:style-name="P15"><text:span text:style-name="Source_20_Text"><text:span text:style-name="T18">The dir structure locale/….. is required by gettext:</text:span></text:span></text:p>
      <text:p text:style-name="P17"><text:span text:style-name="Source_20_Text"><text:span text:style-name="T27">Because many different languages for many different packages have to be stored we need some way to add these information to file message catalog files. <text:s/>The way usually used in Unix environments is have this</text:span></text:span></text:p>
      <text:p text:style-name="P18"><text:span text:style-name="Source_20_Text"><text:span text:style-name="T27">encoding in the file name. <text:s/>This is also done here. <text:s/>The directory name given in ‘bindtextdomain’s second argument (or the default directory), followed by the name of the locale, the locale category, and the domain name are concatenated:</text:span></text:span></text:p>
      <text:p text:style-name="P18"><text:span text:style-name="Source_20_Text"><text:span text:style-name="T27"><text:tab/>DIR_NAME/LOCALE/LC_CATEGORY/DOMAIN_NAME.mo</text:span></text:span></text:p>
      <text:p text:style-name="P18"><text:span text:style-name="Source_20_Text"><text:span text:style-name="T27">The default value for DIR_NAME is system specific. <text:s/>For the GNU library, and for packages adhering to its conventions, it’s: <text:s text:c="5"/>/usr/local/share/locale</text:span></text:span></text:p>
      <text:p text:style-name="P18"><text:span text:style-name="Source_20_Text"><text:span text:style-name="T27">LOCALE is the name of the locale category which is designated by ‘LC_CATEGORY’. <text:s/>For ‘gettext’ and ‘dgettext’ this ‘LC_CATEGORY’ is always ‘LC_MESSAGES’.(1) <text:s/>The name of the locale category is determined through ‘setlocale (LC_CATEGORY, NULL)’. <text:s/>(2) When using the function ‘dcgettext’, you can specify the locale category through the third argument.</text:span></text:span></text:p>
      <text:p text:style-name="P15"><text:span text:style-name="Source_20_Text"><text:span text:style-name="T18">For packaging we can handle DIR_NAME </text:span></text:span><text:span text:style-name="Source_20_Text"><text:span text:style-name="T38">for instance </text:span></text:span><text:span text:style-name="Source_20_Text"><text:span text:style-name="T18">optimized for DEBIAN package or in a different suitable way for packaging in SNAP.<text:line-break/>The part below DIR_NAME is given to </text:span></text:span><text:span text:style-name="Source_20_Text"><text:span text:style-name="T39">local/lang/LC_MESSAGES/pypar3.mo</text:span></text:span><text:span text:style-name="Source_20_Text"><text:span text:style-name="T40"> since </text:span></text:span><text:span text:style-name="Source_20_Text"><text:span text:style-name="T39">gettext</text:span></text:span><text:span text:style-name="Source_20_Text"><text:span text:style-name="T40"> expects this.</text:span></text:span></text:p>
      <text:p text:style-name="P15"><text:span text:style-name="Source_20_Text"><text:span text:style-name="T39"/></text:span></text:p>
      <text:h text:style-name="Heading_20_1" text:outline-level="1"><text:soft-page-break/><text:span text:style-name="Source_20_Text">Create translation files</text:span></text:h>
      <text:h text:style-name="Heading_20_2" text:outline-level="2"><text:span text:style-name="Source_20_Text"><text:span text:style-name="T7">Extract strings with </text:span></text:span><text:span text:style-name="Source_20_Text"><text:span text:style-name="T28">xgettext</text:span></text:span></text:h>
      <text:p text:style-name="Text_20_body"><text:span text:style-name="Source_20_Text"><text:span text:style-name="T11">With the xgettext tool you can extract all translatable strings from the </text:span></text:span><text:span text:style-name="Source_20_Text"><text:span text:style-name="T12">python</text:span></text:span><text:span text:style-name="Source_20_Text"><text:span text:style-name="T11"> source code, store them in a PO template file with file extension .pot. Don't edit the POT file - xgettext overwrites it each time you start it.</text:span></text:span></text:p>
      <text:p text:style-name="P5"><text:span text:style-name="Source_20_Text"><text:span text:style-name="T1">xgettext -j <text:s/>-o ./po/pypar3.pot ./src/pypar3.py</text:span></text:span></text:p>
      <text:p text:style-name="Text_20_body"><text:span text:style-name="Source_20_Text"><text:span text:style-name="T8">Do this for all python files </text:span></text:span><text:span text:style-name="Source_20_Text"><text:span text:style-name="T17">appending texts to the pypar3.pot file</text:span></text:span><text:span text:style-name="Source_20_Text"><text:span text:style-name="T8">.</text:span></text:span></text:p>
      <text:p text:style-name="Text_20_body"><text:span text:style-name="Source_20_Text"><text:span text:style-name="T12">If your project includes graphical interfaces generated by glade yo</text:span></text:span><text:span text:style-name="Source_20_Text"><text:span text:style-name="T9">u</text:span></text:span><text:span text:style-name="Source_20_Text"><text:span text:style-name="T12"> can extract t</text:span></text:span><text:span text:style-name="Source_20_Text"><text:span text:style-name="T9">h</text:span></text:span><text:span text:style-name="Source_20_Text"><text:span text:style-name="T12">e texts with</text:span></text:span></text:p>
      <text:p text:style-name="P5"><text:span text:style-name="Source_20_Text"><text:span text:style-name="T1">xgettext -j --keyword=translatable -o ./po/pypar3.pot ./res/win-main.glade</text:span></text:span></text:p>
      <text:p text:style-name="P9"><text:span text:style-name="Source_20_Text"><text:span text:style-name="T8">Do this for all </text:span></text:span><text:span text:style-name="Source_20_Text"><text:span text:style-name="T17">glade</text:span></text:span><text:span text:style-name="Source_20_Text"><text:span text:style-name="T8"> files </text:span></text:span><text:span text:style-name="Source_20_Text"><text:span text:style-name="T17">appending texts to the pypar3.pot file</text:span></text:span><text:span text:style-name="Source_20_Text"><text:span text:style-name="T8">.</text:span></text:span></text:p>
      <text:p text:style-name="P9"><text:span text:style-name="Source_20_Text"><text:span text:style-name="T12"/></text:span></text:p>
      <text:h text:style-name="Heading_20_2" text:outline-level="2"><text:span text:style-name="Source_20_Text"><text:span text:style-name="T7">Create initial PO files with</text:span></text:span><text:span text:style-name="Source_20_Text"><text:span text:style-name="T21"> </text:span></text:span><text:span text:style-name="Source_20_Text"><text:span text:style-name="T29">msginit</text:span></text:span></text:h>
      <text:p text:style-name="Text_20_body"><text:span text:style-name="Source_20_Text"><text:span text:style-name="T10">If your translations contains non-ASCII characters, change the </text:span></text:span><text:span text:style-name="Source_20_Text"><text:span text:style-name="Emphasis"><text:span text:style-name="T10">charset</text:span></text:span></text:span><text:span text:style-name="Source_20_Text"><text:span text:style-name="T10"> in the header from ASCII to UTF-8:</text:span></text:span></text:p>
      <text:p text:style-name="P5"><text:span text:style-name="Source_20_Text"><text:span text:style-name="T1">"Content-Type: text/plain; charset=UTF-8\n"</text:span></text:span></text:p>
      <text:p text:style-name="Text_20_body"><text:span text:style-name="Source_20_Text"><text:span text:style-name="T10">In the initial step when we have to create the PO files the first time, we can use </text:span></text:span><text:span text:style-name="Source_20_Text"><text:span text:style-name="T20">msginit</text:span></text:span><text:span text:style-name="Source_20_Text"><text:span text:style-name="T10">.</text:span></text:span></text:p>
      <text:p text:style-name="P5"><text:span text:style-name="Source_20_Text"><text:span text:style-name="T1">msginit --locale de --input pypar3.pot --output locale/de/LC_MESSAGES/pypar3.po</text:span></text:span></text:p>
      <text:p text:style-name="P6"><text:span text:style-name="Source_20_Text"><text:span text:style-name="T1">msginit --locale fr --input pypar3.pot --output locale/de/LC_MESSAGES/pypar3.po</text:span></text:span></text:p>
      <text:p text:style-name="Text_20_body"><text:span text:style-name="Source_20_Text"><text:span text:style-name="T10">As </text:span></text:span><text:span text:style-name="Source_20_Text"><text:span text:style-name="T20">msginit</text:span></text:span><text:span text:style-name="Source_20_Text"><text:span text:style-name="T10"> overwrites an existing PO file, you shouldn't call it if you have already PO files containing translations. In this case use </text:span></text:span><text:span text:style-name="Source_20_Text"><text:span text:style-name="T20">msgmerge</text:span></text:span><text:span text:style-name="Source_20_Text"><text:span text:style-name="T10"> as described later.</text:span></text:span></text:p>
      <text:p text:style-name="Text_20_body"><text:span text:style-name="Source_20_Text"><text:span text:style-name="T11">The POT file is the template file used to create a new PO file for each target language. Place them in directories as mentioned above. </text:span></text:span><text:span text:style-name="Source_20_Text"><text:span text:style-name="T10">You can do this also manually.</text:span></text:span></text:p>
      <text:p text:style-name="Text_20_body"><text:span text:style-name="Source_20_Text"><text:span text:style-name="T8"/></text:span></text:p>
      <text:h text:style-name="P13" text:outline-level="2"><text:span text:style-name="Source_20_Text"><text:span text:style-name="T24">Managing changes with </text:span></text:span><text:span text:style-name="Source_20_Text"><text:span text:style-name="T30">msgmerge</text:span></text:span><text:span text:style-name="Source_20_Text"><text:span text:style-name="T31"> </text:span></text:span><text:span text:style-name="Source_20_Text"><text:span text:style-name="T32">and t</text:span></text:span><text:span text:style-name="Source_20_Text"><text:span text:style-name="T25">ranslate the PO files</text:span></text:span></text:h>
      <text:p text:style-name="Text_20_body"><text:span text:style-name="T8">If you're updating your code, you might change translatable texts, too. This requires an update of the PO/MO files. There's, of course, a gettext tool to simplify this task, it's called </text:span><text:span text:style-name="Source_20_Text"><text:span text:style-name="T19">msgmerge</text:span></text:span><text:span text:style-name="T8">. First, you have to extract the translatable strings from the new <text:s/>sources using </text:span><text:span text:style-name="Source_20_Text"><text:span text:style-name="T19">xgettext</text:span></text:span><text:span text:style-name="T8">. This overwrites your old POT file with a new one. Then you can merge the changes into the language-specific PO files:</text:span></text:p>
      <text:p text:style-name="P5"><text:span text:style-name="Source_20_Text"><text:span text:style-name="T1">msgmerge <text:s/>--update </text:span></text:span><text:span text:style-name="Source_20_Text"><text:span text:style-name="T4">de_DE</text:span></text:span><text:span text:style-name="Source_20_Text"><text:span text:style-name="T1">.po <text:s/>p</text:span></text:span><text:span text:style-name="Source_20_Text"><text:span text:style-name="T3">ypar3</text:span></text:span><text:span text:style-name="Source_20_Text"><text:span text:style-name="T1">.pot</text:span></text:span></text:p>
      <text:p text:style-name="P2"><text:span text:style-name="Source_20_Text"><text:span text:style-name="T13">This must be performed for each </text:span></text:span><text:span text:style-name="Source_20_Text"><text:span text:style-name="T16">translation</text:span></text:span><text:span text:style-name="Source_20_Text"><text:span text:style-name="T13">.</text:span></text:span></text:p>
      <text:p text:style-name="Text_20_body"><text:span text:style-name="Source_20_Text"><text:span text:style-name="T8">msgmerge doesn't delete any translation: If a string is no longer found in the source code, it is marked as deleted in the PO file:</text:span></text:span></text:p>
      <text:p text:style-name="P5"><text:span text:style-name="Source_20_Text"><text:span text:style-name="T1">#~ msgid "Draft"</text:span></text:span></text:p>
      <text:p text:style-name="P6"><text:span text:style-name="Source_20_Text"><text:span text:style-name="T1">#~ msgstr "Entwurf"</text:span></text:span></text:p>
      <text:p text:style-name="Text_20_body"><text:span text:style-name="Source_20_Text"><text:span text:style-name="T8">New strings are added to the PO file, for unchanged strings the source code line number, and the extracted comment are updated, if necessary.</text:span></text:span></text:p>
      <text:p text:style-name="Text_20_body"><text:span text:style-name="Source_20_Text"><text:span text:style-name="T19">msgmerge</text:span></text:span><text:span text:style-name="T8"> also tries to detect changed strings using a fuzzy string comparison. If only a small part of the string has changed the new string is saved together with the old translation in the PO file and the entry is marked as "fuzzy".</text:span></text:p>
      <text:p text:style-name="P8"><text:soft-page-break/><text:span text:style-name="Source_20_Text"><text:span text:style-name="T11">Now you can start translating the </text:span></text:span><text:span text:style-name="Source_20_Text"><text:span text:style-name="T16">language specific </text:span></text:span><text:span text:style-name="Source_20_Text"><text:span text:style-name="T11">PO files. You can use a text editor or a special translation editor for that.</text:span></text:span></text:p>
      <text:p text:style-name="Text_20_body"><text:span text:style-name="Source_20_Text"><text:span text:style-name="T8"/></text:span></text:p>
      <text:h text:style-name="P14" text:outline-level="2"><text:span text:style-name="Source_20_Text"><text:span text:style-name="T26">Con</text:span></text:span><text:span text:style-name="Source_20_Text"><text:span text:style-name="T22">vert PO to MO files using </text:span></text:span><text:span text:style-name="Source_20_Text"><text:span text:style-name="T23">msgfmt</text:span></text:span></text:h>
      <text:p text:style-name="P8"><text:span text:style-name="Source_20_Text"><text:span text:style-name="T8">You next have to convert the PO files into "Message Object" files (with the extension .mo) </text:span></text:span><text:span text:style-name="Source_20_Text"><text:span text:style-name="T16">in the appropriate localeDir</text:span></text:span><text:span text:style-name="Source_20_Text"><text:span text:style-name="T8">:</text:span></text:span></text:p>
      <text:p text:style-name="P4"><text:span text:style-name="Source_20_Text"><text:span text:style-name="T1">msgfmt -</text:span></text:span><text:span text:style-name="Source_20_Text"><text:span text:style-name="T5">v </text:span></text:span><text:span text:style-name="Source_20_Text"><text:span text:style-name="T4">de_DE</text:span></text:span><text:span text:style-name="Source_20_Text"><text:span text:style-name="T1">.po <text:s/>--output-file=../locale/de/LC_MESSAGES/p</text:span></text:span><text:span text:style-name="Source_20_Text"><text:span text:style-name="T2">ypar3</text:span></text:span><text:span text:style-name="Source_20_Text"><text:span text:style-name="T1">.mo</text:span></text:span></text:p>
      <text:p text:style-name="P8"><text:span text:style-name="Source_20_Text"><text:span text:style-name="T13">This must be performed for each </text:span></text:span><text:span text:style-name="Source_20_Text"><text:span text:style-name="T16">translated file</text:span></text:span><text:span text:style-name="Source_20_Text"><text:span text:style-name="T13">.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/></text:span></text:p>
      <text:p text:style-name="P8"><text:span text:style-name="Source_20_Text"><text:span text:style-name="T13"/></text:span></text:p>
      <text:p text:style-name="P8"><text:span text:style-name="Source_20_Text"><text:span text:style-name="T13"/></text:span></text:p>
      <text:p text:style-name="P7"><text:span text:style-name="Source_20_Text"><text:span text:style-name="T14">Source:<text:line-break/>https://www.codeandweb.com/babeledit/tutorials/translation-with-gettext-and-php</text:span></text:span></text:p>
      <text:p text:style-name="Text_20_body"><text:span text:style-name="Source_20_Text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Linux Libertine O" svg:font-family="'Linux Libertine O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iberation Sans" svg:font-family="'Liberation Sans'" style:font-family-generic="swiss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loext:contextual-spacing="false" fo:text-indent="0cm" style:auto-text-indent="false" style:page-number="auto">
        <style:tab-stops>
          <style:tab-stop style:position="0.967cm"/>
        </style:tab-stops>
      </style:paragraph-properties>
      <style:text-properties style:font-name="Liberation Sans" fo:font-family="'Liberation Sans'" style:font-family-generic="swiss" style:font-pitch="variable"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>
          <style:tab-stop style:position="1cm"/>
        </style:tab-stops>
      </style:paragraph-properties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>
          <style:tab-stop style:position="1cm"/>
        </style:tab-stops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>
        <style:tab-stops>
          <style:tab-stop style:position="1.199cm"/>
        </style:tab-stops>
      </style:paragraph-properties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>
        <style:tab-stops>
          <style:tab-stop style:position="2.469cm"/>
        </style:tab-stops>
      </style:paragraph-properties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>
          <style:tab-stop style:position="2.469cm"/>
        </style:tab-stops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51pt solid #666666"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199cm" fo:margin-right="0cm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.199cm" fo:margin-right="0cm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7" style:display-name="Contents 7" style:family="paragraph" style:parent-style-name="Index" style:class="index" style:master-page-name="">
      <loext:graphic-properties draw:fill="none" draw:fill-color="#99ccff"/>
      <style:paragraph-properties fo:margin-left="0.199cm" fo:margin-right="0cm" fo:text-indent="0cm" style:auto-text-indent="false" style:page-number="auto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Title" style:family="paragraph" style:parent-style-name="Heading" style:next-style-name="Subtitle" style:class="chapter" style:master-page-name="">
      <style:paragraph-properties fo:margin-top="0.199cm" fo:margin-bottom="0.199cm" loext:contextual-spacing="false" fo:text-align="center" style:justify-single-word="false" style:page-number="auto" fo:padding="0cm" fo:border="none" style:shadow="non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BoldText" style:family="paragraph" style:parent-style-name="Table_20_Contents" style:class="extra">
      <style:text-properties fo:font-size="10pt" fo:font-weight="bold" style:font-size-asian="10pt" style:font-size-complex="10pt"/>
    </style:style>
    <style:style style:name="CenteredText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80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llustration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Number" style:display-name="Page Number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center" style:justify-single-word="false" style:page-number="auto" fo:break-before="page" fo:padding="0.049cm" fo:border-left="none" fo:border-right="none" fo:border-top="0.51pt solid #666666" fo:border-bottom="0.06pt solid #000000" style:shadow="none" style:join-border="false">
        <style:tab-stops>
          <style:tab-stop style:position="8.419cm" style:type="center"/>
          <style:tab-stop style:position="17.59cm" style:type="right"/>
        </style:tab-stops>
      </style:paragraph-properties>
      <style:text-properties style:font-name="Linux Libertine O" fo:font-size="16pt" style:font-size-asian="16pt" style:font-size-complex="16pt"/>
    </style:style>
    <style:style style:name="MP2" style:family="paragraph" style:parent-style-name="Footer">
      <style:paragraph-properties fo:margin-left="0.134cm" fo:margin-right="0cm" fo:text-indent="0cm" style:auto-text-indent="false">
        <style:tab-stops>
          <style:tab-stop style:position="8.472cm" style:type="center"/>
          <style:tab-stop style:position="16.596cm" style:type="right"/>
        </style:tab-stops>
      </style:paragraph-properties>
      <style:text-properties style:font-name="Linux Libertine O" fo:font-size="14pt" style:font-size-asian="15.25pt" style:font-size-complex="15.25pt"/>
    </style:style>
    <style:style style:name="MP3" style:family="paragraph" style:parent-style-name="Heading" style:master-page-name="TitlePage">
      <style:paragraph-properties fo:text-align="center" style:justify-single-word="false" style:page-number="auto" fo:break-before="page"/>
      <style:text-properties fo:font-size="15pt" fo:font-weight="bold" officeooo:rsid="00363503" officeooo:paragraph-rsid="00363503" style:font-size-asian="15pt" style:font-weight-asian="bold" style:font-size-complex="15pt" style:font-weight-complex="bold"/>
    </style:style>
    <style:style style:name="MP4" style:family="paragraph" style:parent-style-name="Heading" style:master-page-name="TitlePage">
      <style:paragraph-properties fo:text-align="center" style:justify-single-word="false" style:page-number="auto" fo:break-before="page"/>
      <style:text-properties fo:font-size="15pt" fo:font-weight="bold" officeooo:paragraph-rsid="001dcee6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499cm" fo:border="none" fo:padding="0cm" style:shadow="none" fo:background-color="transparent" style:dynamic-spacing="false" draw:fill="none" draw:fill-color="#99ccff"/>
      </style:header-style>
      <style:footer-style>
        <style:header-footer-properties fo:min-height="0.998cm" fo:margin-left="0cm" fo:margin-right="0cm" fo:margin-top="0.499cm" fo:border="none" fo:padding="0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2.499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fo:background-color="transparent" style:dynamic-spacing="false" draw:fill="none" draw:fill-color="#99ccf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01cm" fo:margin-bottom="0.801cm" fo:margin-left="2.499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fo:border="none" fo:padding="0cm" style:shadow="none" fo:background-color="transparent" style:dynamic-spacing="false" draw:fill="none" draw:fill-color="#99ccf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Kleiner Bildverwalter</text:title></text:p>
      </style:header>
      <style:footer>
        <text:p text:style-name="MP2"><text:file-name text:display="name-and-extension">HowToTranslate.odt</text:file-name><text:tab/><text:tab/><text:page-number text:select-page="current">0</text:page-number> / <text:page-count>3</text:page-count></text:p>
      </style:footer>
    </style:master-page>
    <style:master-page style:name="TitlePage" style:page-layout-name="Mpm2" style:next-style-name="Einfaches_20_Dokument">
      <style:header>
        <text:p text:style-name="MP3">Translation with xgettext</text:p>
      </style:header>
    </style:master-page>
    <style:master-page style:name="Einfaches_20_Dokument" style:display-name="Einfaches Dokument" style:page-layout-name="Mpm3">
      <style:header>
        <text:p text:style-name="MP4">Shortcuts</text:p>
      </style:header>
    </style:master-page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Kleiner Bildverwalter</dc:title>
    <dc:subject>Verwalten und Betrachten von Bildsammlungen</dc:subject>
    <meta:creation-date>2008-06-25T20:35:21</meta:creation-date>
    <dc:date>2021-12-26T12:13:09.415026815</dc:date>
    <meta:editing-cycles>223</meta:editing-cycles>
    <meta:editing-duration>P1DT11H22M13S</meta:editing-duration>
    <meta:document-statistic meta:table-count="0" meta:image-count="0" meta:object-count="0" meta:page-count="3" meta:paragraph-count="65" meta:word-count="799" meta:character-count="5349" meta:non-whitespace-character-count="4605"/>
    <meta:user-defined meta:name="ReleaseAuthor">release author</meta:user-defined>
    <meta:user-defined meta:name="ReleaseDate">release date</meta:user-defined>
    <meta:user-defined meta:name="ReleaseName">release name</meta:user-defined>
    <meta:user-defined meta:name="ReleaseVersion">release version</meta:user-defined>
  </office:meta>
</office:document-meta>
</file>